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2" text:anchor-type="as-char" svg:y="-0.721cm" svg:width="3.32cm" svg:height="1.10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1" text:anchor-type="as-char" svg:y="-0.656cm" svg:width="3.053cm" svg:height="1.095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o Blažeka</meta:initial-creator>
    <meta:creation-date>2025-11-13T15:00:29.29</meta:creation-date>
    <meta:document-statistic meta:table-count="0" meta:image-count="0" meta:object-count="2" meta:page-count="1" meta:paragraph-count="2" meta:word-count="0" meta:character-count="2"/>
    <dc:date>2025-11-13T15:16:17.85</dc:date>
    <dc:creator>Mario Blažeka</dc:creator>
    <meta:editing-duration>PT38S</meta:editing-duration>
    <meta:editing-cycles>1</meta:editing-cycles>
    <meta:generator>OpenOffice/4.1.15$Win32 OpenOffice.org_project/4115m2$Build-9813</meta:generator>
  </office:meta>
</office:document-meta>
</file>

<file path=Object 1/content.xml><?xml version="1.0" encoding="utf-8"?>
<math xmlns="http://www.w3.org/1998/Math/MathML">
  <semantics>
    <mrow>
      <mrow>
        <mfrac>
          <mrow>
            <mrow>
              <mn>4</mn>
              <mo stretchy="false">∗</mo>
              <msqrt>
                <mrow>
                  <mrow>
                    <mn>16</mn>
                    <mo stretchy="false">−</mo>
                    <mn>3</mn>
                  </mrow>
                </mrow>
              </msqrt>
            </mrow>
          </mrow>
          <mrow>
            <mrow>
              <mrow>
                <mn>2</mn>
                <mo stretchy="false">−</mo>
                <mn>3</mn>
              </mrow>
              <mo stretchy="false">−</mo>
              <msup>
                <mn>5</mn>
                <mrow>
                  <mrow>
                    <mn>3</mn>
                    <mo stretchy="false">−</mo>
                    <mn>7</mn>
                  </mrow>
                </mrow>
              </msup>
            </mrow>
          </mrow>
        </mfrac>
        <mo stretchy="false">−</mo>
        <mrow>
          <mn>5</mn>
          <mo stretchy="false">∗</mo>
          <mn>8</mn>
        </mrow>
      </mrow>
    </mrow>
    <annotation encoding="StarMath 5.0">{4*sqrt{16-3} } over {2-3-5^{3-7}} -5*8</annotation>
  </semantics>
</math>
</file>

<file path=Object 2/content.xml><?xml version="1.0" encoding="utf-8"?>
<math xmlns="http://www.w3.org/1998/Math/MathML">
  <semantics>
    <mrow>
      <mrow>
        <mi>x</mi>
        <mo stretchy="false">=</mo>
        <mfrac>
          <mrow>
            <mrow>
              <mrow>
                <mo stretchy="false">−</mo>
                <mi>b</mi>
              </mrow>
              <mo stretchy="false">±</mo>
              <msqrt>
                <mrow>
                  <mrow>
                    <msup>
                      <mi>b</mi>
                      <mrow>
                        <mn>2</mn>
                      </mrow>
                    </msup>
                    <mo stretchy="false">−</mo>
                    <mn>4ac</mn>
                  </mrow>
                </mrow>
              </msqrt>
            </mrow>
          </mrow>
          <mrow>
            <mn>2a</mn>
          </mrow>
        </mfrac>
      </mrow>
    </mrow>
    <annotation encoding="StarMath 5.0">x={-b+-sqrt{b^{2}-4ac}  } over {2a} </annotation>
  </semantics>
</math>
</file>